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F1000000BC2F4AED83.png" manifest:media-type="image/png"/>
  <manifest:file-entry manifest:full-path="Pictures/10000001000002CC000000C8B350F8F1.png" manifest:media-type="image/png"/>
  <manifest:file-entry manifest:full-path="Pictures/1000000100000094000000B3787E24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5d7" officeooo:paragraph-rsid="001da5d7"/>
    </style:style>
    <style:style style:name="P2" style:family="paragraph" style:parent-style-name="Text_20_body">
      <style:text-properties officeooo:rsid="001da5d7" officeooo:paragraph-rsid="001da5d7"/>
    </style:style>
    <style:style style:name="P3" style:family="paragraph" style:parent-style-name="Text_20_body">
      <style:paragraph-properties fo:text-align="center" style:justify-single-word="false"/>
      <style:text-properties officeooo:rsid="001da5d7" officeooo:paragraph-rsid="001da5d7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1da5d7"/>
    </style:style>
    <style:style style:name="T1" style:family="text">
      <style:text-properties officeooo:rsid="001da5d7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4pt" officeooo:rsid="001da5d7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pan text:style-name="Strong_20_Emphasis"><text:span text:style-name="T3"/></text:span></text:p>
      <text:p text:style-name="P3"><text:span text:style-name="Strong_20_Emphasis"><text:span text:style-name="T2"/></text:span></text:p>
      <text:p text:style-name="P3"><text:span text:style-name="Strong_20_Emphasis"><text:span text:style-name="T2">IES Joan Ramis I Ramis</text:span></text:span></text:p>
      <text:p text:style-name="P4">Aquest diploma certifica que</text:p>
      <text:p text:style-name="P5"><text:span text:style-name="Strong_20_Emphasis"><text:span text:style-name="T5">Lucas Perelló Bagur</text:span></text:span></text:p>
      <text:p text:style-name="P4">ha estat reconegut com</text:p>
      <text:p text:style-name="P4"><text:span text:style-name="Strong_20_Emphasis">El Millor Alumne del SMX de 1r</text:span></text:p>
      <text:p text:style-name="P4"><text:span text:style-name="Strong_20_Emphasis"/></text:p>
      <text:p text:style-name="P4">per l'excel·lència acadèmica, la dedicació i el compromís demostrats durant l'any acadèmic 202<text:span text:style-name="T1">4</text:span>-202<text:span text:style-name="T1">5</text:span>.</text:p>
      <text:p text:style-name="P4">En reconeixement a la seva destacada actuació, se li concedeix aquest diploma.</text:p>
      <text:p text:style-name="P4"><text:span text:style-name="T1">Maó</text:span>, <text:span text:style-name="T1">20 - 6 - 25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 Copy 1" text:anchor-type="char" svg:x="0.5626in" svg:y="-0.5335in" svg:width="1.5417in" svg:height="1.8102in" draw:z-index="0"><draw:image xlink:href="Pictures/1000000100000094000000B3787E24D1.png" xlink:type="simple" xlink:show="embed" xlink:actuate="onLoad" draw:mime-type="image/png"/></draw:frame><draw:frame draw:style-name="Mfr1" draw:name="Image2 Copy 1" text:anchor-type="char" svg:x="2.5008in" svg:y="-0.5472in" svg:width="7.4583in" svg:height="2.0835in" draw:z-index="1"><draw:image xlink:href="Pictures/10000001000002CC000000C8B350F8F1.png" xlink:type="simple" xlink:show="embed" xlink:actuate="onLoad" draw:mime-type="image/png"/></draw:frame><draw:frame draw:style-name="Mfr1" draw:name="Image3" text:anchor-type="char" svg:x="0.1563in" svg:y="4.2362in" svg:width="2.7591in" svg:height="2.5165in" draw:z-index="2"><draw:image xlink:href="Pictures/10000001000000F1000000BC2F4AED83.png" xlink:type="simple" xlink:show="embed" xlink:actuate="onLoad" draw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19:33.148669305</meta:creation-date>
    <dc:date>2024-11-22T12:20:39.990056112</dc:date>
    <meta:editing-duration>PT21M13S</meta:editing-duration>
    <meta:editing-cycles>2</meta:editing-cycles>
    <meta:generator>LibreOffice/24.2.6.2$Linux_X86_64 LibreOffice_project/420$Build-2</meta:generator>
    <meta:document-statistic meta:table-count="0" meta:image-count="5" meta:object-count="0" meta:page-count="1" meta:paragraph-count="8" meta:word-count="54" meta:character-count="316" meta:non-whitespace-character-count="270"/>
  </office:meta>
</office:document-meta>
</file>